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11"/>
        <table:table-row table:style-name="ro1">
          <table:table-cell table:style-name="ce18" office:value-type="string" calcext:value-type="string">
            <text:p>coda</text:p>
          </table:table-cell>
          <table:table-cell table:style-name="ce4" office:value-type="string" calcext:value-type="string">
            <text:p>translation</text:p>
          </table:table-cell>
          <table:table-cell table:style-name="ce4" office:value-type="string" calcext:value-type="string">
            <text:p>uwagi/propozycj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bch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b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b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bł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ubn = duchn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br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bsk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style-name="ce9" office:value-type="string" calcext:value-type="string">
            <text:p>b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table:style-name="ce9" office:value-type="string" calcext:value-type="string">
            <text:p>bs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style-name="ce9" office:value-type="string" calcext:value-type="string">
            <text:p>b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ctw</text:p>
          </table:table-cell>
          <table:table-cell office:value-type="string" calcext:value-type="string">
            <text:p>CTW</text:p>
          </table:table-cell>
          <table:table-cell office:value-type="string" calcext:value-type="string">
            <text:p>STW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chcz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office:value-type="string" calcext:value-type="string">
            <text:p>chć</text:p>
          </table:table-cell>
          <table:table-cell office:value-type="string" calcext:value-type="string">
            <text:p>CBTO</text:p>
          </table:table-cell>
          <table:table-cell/>
        </table:table-row>
        <table:table-row table:style-name="ro1">
          <table:table-cell office:value-type="string" calcext:value-type="string">
            <text:p>chci</text:p>
          </table:table-cell>
          <table:table-cell office:value-type="string" calcext:value-type="string">
            <text:p>CBTW</text:p>
          </table:table-cell>
          <table:table-cell/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chł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ubn = duchn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chrz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chrzt</text:p>
          </table:table-cell>
          <table:table-cell office:value-type="string" calcext:value-type="string">
            <text:p>CBSGT</text:p>
          </table:table-cell>
          <table:table-cell/>
        </table:table-row>
        <table:table-row table:style-name="ro1">
          <table:table-cell office:value-type="string" calcext:value-type="string">
            <text:p>chś</text:p>
          </table:table-cell>
          <table:table-cell office:value-type="string" calcext:value-type="string">
            <text:p>CBSO</text:p>
          </table:table-cell>
          <table:table-cell/>
        </table:table-row>
        <table:table-row table:style-name="ro1">
          <table:table-cell office:value-type="string" calcext:value-type="string">
            <text:p>chsi</text:p>
          </table:table-cell>
          <table:table-cell office:value-type="string" calcext:value-type="string">
            <text:p>CBSW</text:p>
          </table:table-cell>
          <table:table-cell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CL??? literówka???</text:p>
          </table:table-cell>
        </table:table-row>
        <table:table-row table:style-name="ro1">
          <table:table-cell office:value-type="string" calcext:value-type="string">
            <text:p>czb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cz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czt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ćm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T???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dł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kwart, kwadr, kart, kadr, nard, nart etc.</text:p>
          </table:table-cell>
        </table:table-row>
        <table:table-row table:style-name="ro1">
          <table:table-cell office:value-type="string" calcext:value-type="string">
            <text:p>dr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dr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drz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ś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dw</text:p>
          </table:table-cell>
          <table:table-cell table:number-columns-repeated="2"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z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office:value-type="string" calcext:value-type="string">
            <text:p>dź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string" calcext:value-type="string">
            <text:p>dzi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dźb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dź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dż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dżdż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dż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dżr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gdz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gł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jch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cz</text:p>
          </table:table-cell>
          <table:table-cell office:value-type="string" calcext:value-type="string">
            <text:p>CRGW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jdź</text:p>
          </table:table-cell>
          <table:table-cell office:value-type="string" calcext:value-type="string">
            <text:p>CRTW</text:p>
          </table:table-cell>
          <table:table-cell/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jł</text:p>
          </table:table-cell>
          <table:table-cell office:value-type="string" calcext:value-type="string">
            <text:p>CRLB</text:p>
          </table:table-cell>
          <table:table-cell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j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j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2" office:value-type="string" calcext:value-type="string">
            <text:p>CRB</text:p>
          </table:table-cell>
        </table:table-row>
        <table:table-row table:style-name="ro1">
          <table:table-cell office:value-type="string" calcext:value-type="string">
            <text:p>jr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jsc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jsk</text:p>
          </table:table-cell>
          <table:table-cell office:value-type="string" calcext:value-type="string">
            <text:p>CRLS</text:p>
          </table:table-cell>
          <table:table-cell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jstr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jstw</text:p>
          </table:table-cell>
          <table:table-cell office:value-type="string" calcext:value-type="string">
            <text:p>CRSTW</text:p>
          </table:table-cell>
          <table:table-cell/>
        </table:table-row>
        <table:table-row table:style-name="ro1">
          <table:table-cell office:value-type="string" calcext:value-type="string">
            <text:p>js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jszcz</text:p>
          </table:table-cell>
          <table:table-cell office:value-type="string" calcext:value-type="string">
            <text:p>CRSGW</text:p>
          </table:table-cell>
          <table:table-cell/>
        </table:table-row>
        <table:table-row table:style-name="ro1">
          <table:table-cell office:value-type="string" calcext:value-type="string">
            <text:p>jś</text:p>
          </table:table-cell>
          <table:table-cell office:value-type="string" calcext:value-type="string">
            <text:p>CRSO</text:p>
          </table:table-cell>
          <table:table-cell/>
        </table:table-row>
        <table:table-row table:style-name="ro1">
          <table:table-cell office:value-type="string" calcext:value-type="string">
            <text:p>jsi</text:p>
          </table:table-cell>
          <table:table-cell office:value-type="string" calcext:value-type="string">
            <text:p>CRSW</text:p>
          </table:table-cell>
          <table:table-cell/>
        </table:table-row>
        <table:table-row table:style-name="ro1">
          <table:table-cell office:value-type="string" calcext:value-type="string">
            <text:p>jść</text:p>
          </table:table-cell>
          <table:table-cell office:value-type="string" calcext:value-type="string">
            <text:p>CRSTO</text:p>
          </table:table-cell>
          <table:table-cell/>
        </table:table-row>
        <table:table-row table:style-name="ro1">
          <table:table-cell office:value-type="string" calcext:value-type="string">
            <text:p>jści</text:p>
          </table:table-cell>
          <table:table-cell office:value-type="string" calcext:value-type="string">
            <text:p>CRSTW</text:p>
          </table:table-cell>
          <table:table-cell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kcz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kf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LG</text:p>
          </table:table-cell>
        </table:table-row>
        <table:table-row table:style-name="ro1">
          <table:table-cell office:value-type="string" calcext:value-type="string">
            <text:p>kli</text:p>
          </table:table-cell>
          <table:table-cell table:number-columns-repeated="2" office:value-type="string" calcext:value-type="string">
            <text:p>LGW</text:p>
          </table:table-cell>
        </table:table-row>
        <table:table-row table:style-name="ro1">
          <table:table-cell office:value-type="string" calcext:value-type="string">
            <text:p>kł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kr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k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LST</text:p>
          </table:table-cell>
          <table:table-cell/>
        </table:table-row>
        <table:table-row table:style-name="ro1">
          <table:table-cell office:value-type="string" calcext:value-type="string">
            <text:p>k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kś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office:value-type="string" calcext:value-type="string">
            <text:p>ksi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ktr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lch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lcz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dz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LTW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lgł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lkł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lm</text:p>
          </table:table-cell>
          <table:table-cell table:number-columns-repeated="2" office:value-type="string" calcext:value-type="string">
            <text:p>CLS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l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l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lsk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LSG</text:p>
          </table:table-cell>
        </table:table-row>
        <table:table-row table:style-name="ro1">
          <table:table-cell office:value-type="string" calcext:value-type="string">
            <text:p>l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l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lszcz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l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h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r</text:p>
          </table:table-cell>
          <table:table-cell office:value-type="string" calcext:value-type="string">
            <text:p>RLT</text:p>
          </table:table-cell>
          <table:table-cell/>
        </table:table-row>
        <table:table-row table:style-name="ro1">
          <table:table-cell office:value-type="string" calcext:value-type="string">
            <text:p>lts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lź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office:value-type="string" calcext:value-type="string">
            <text:p>lzi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lż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łb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łc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cz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ć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office:value-type="string" calcext:value-type="string">
            <text:p>łci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d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dz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łk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łkł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ł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łm</text:p>
          </table:table-cell>
          <table:table-cell office:value-type="string" calcext:value-type="string">
            <text:p>CSLB</text:p>
          </table:table-cell>
          <table:table-cell/>
        </table:table-row>
        <table:table-row table:style-name="ro1">
          <table:table-cell office:value-type="string" calcext:value-type="string">
            <text:p>ł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ń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WY</text:p>
          </table:table-cell>
        </table:table-row>
        <table:table-row table:style-name="ro1">
          <table:table-cell office:value-type="string" calcext:value-type="string">
            <text:p>łp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łst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łsz</text:p>
          </table:table-cell>
          <table:table-cell office:value-type="string" calcext:value-type="string">
            <text:p>LBSG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łt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w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z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łzł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ż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łź</text:p>
          </table:table-cell>
          <table:table-cell table:number-columns-repeated="2" office:value-type="string" calcext:value-type="string">
            <text:p>LBSO</text:p>
          </table:table-cell>
        </table:table-row>
        <table:table-row table:style-name="ro1">
          <table:table-cell office:value-type="string" calcext:value-type="string">
            <text:p>łzi</text:p>
          </table:table-cell>
          <table:table-cell table:number-columns-repeated="2" office:value-type="string" calcext:value-type="string">
            <text:p>LBSW</text:p>
          </table:table-cell>
        </table:table-row>
        <table:table-row table:style-name="ro1">
          <table:table-cell office:value-type="string" calcext:value-type="string">
            <text:p>łźl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bd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mbl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ch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cz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mć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mci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pf</text:p>
          </table:table-cell>
          <table:table-cell office:value-type="string" calcext:value-type="string">
            <text:p>CSBW</text:p>
          </table:table-cell>
          <table:table-cell/>
        </table:table-row>
        <table:table-row table:style-name="ro1">
          <table:table-cell office:value-type="string" calcext:value-type="string">
            <text:p>mp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mrz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m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sz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ś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mż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nctw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office:value-type="string" calcext:value-type="string">
            <text:p>n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dr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ndrz</text:p>
          </table:table-cell>
          <table:table-cell office:value-type="string" calcext:value-type="string">
            <text:p>CLSGT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l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ź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ndż</text:p>
          </table:table-cell>
          <table:table-cell office:value-type="string" calcext:value-type="string">
            <text:p>CLGW</text:p>
          </table:table-cell>
          <table:table-cell office:value-type="string" calcext:value-type="string">
            <text:p>CLW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CLG</text:p>
          </table:table-cell>
          <table:table-cell office:value-type="string" calcext:value-type="string">
            <text:p>CLW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gst</text:p>
          </table:table-cell>
          <table:table-cell office:value-type="string" calcext:value-type="string">
            <text:p>CLSGT</text:p>
          </table:table-cell>
          <table:table-cell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kh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nks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kt</text:p>
          </table:table-cell>
          <table:table-cell office:value-type="string" calcext:value-type="string">
            <text:p>CLGT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sz</text:p>
          </table:table-cell>
          <table:table-cell office:value-type="string" calcext:value-type="string">
            <text:p>CLSG</text:p>
          </table:table-cell>
          <table:table-cell office:value-type="string" calcext:value-type="string">
            <text:p>CLST</text:p>
          </table:table-cell>
        </table:table-row>
        <table:table-row table:style-name="ro1">
          <table:table-cell office:value-type="string" calcext:value-type="string">
            <text:p>nszt</text:p>
          </table:table-cell>
          <table:table-cell office:value-type="string" calcext:value-type="string">
            <text:p>CLSGT</text:p>
          </table:table-cell>
          <table:table-cell office:value-type="string" calcext:value-type="string">
            <text:p>CLST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office:value-type="string" calcext:value-type="string">
            <text:p>CRLT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CLST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ż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ńb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ńc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ń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ńć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ńc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ńdź</text:p>
          </table:table-cell>
          <table:table-cell office:value-type="string" calcext:value-type="string">
            <text:p>CLSTO</text:p>
          </table:table-cell>
          <table:table-cell/>
        </table:table-row>
        <table:table-row table:style-name="ro1">
          <table:table-cell office:value-type="string" calcext:value-type="string">
            <text:p>ńdzi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table:style-name="ce9" office:value-type="string" calcext:value-type="string">
            <text:p>ńsk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ństw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office:value-type="string" calcext:value-type="string">
            <text:p>ńszcz</text:p>
          </table:table-cell>
          <table:table-cell office:value-type="string" calcext:value-type="string">
            <text:p>CLSGW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pcz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p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p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pł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p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p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p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ej = herc, haj = harc, szwarc = szwaj etc.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Hej = herc, haj = harc, szwarc = szwaj etc.</text:p>
          </table:table-cell>
        </table:table-row>
        <table:table-row table:style-name="ro1">
          <table:table-cell office:value-type="string" calcext:value-type="string">
            <text:p>rch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rcz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office:value-type="string" calcext:value-type="string">
            <text:p>rczm</text:p>
          </table:table-cell>
          <table:table-cell office:value-type="string" calcext:value-type="string">
            <text:p>CRSGW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rć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TW</text:p>
          </table:table-cell>
          <table:table-cell office:value-type="string" calcext:value-type="string">
            <text:p>CRW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rdw</text:p>
          </table:table-cell>
          <table:table-cell office:value-type="string" calcext:value-type="string">
            <text:p>RTW</text:p>
          </table:table-cell>
          <table:table-cell/>
        </table:table-row>
        <table:table-row table:style-name="ro1">
          <table:table-cell office:value-type="string" calcext:value-type="string">
            <text:p>rdz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dź</text:p>
          </table:table-cell>
          <table:table-cell office:value-type="string" calcext:value-type="string">
            <text:p>CRO</text:p>
          </table:table-cell>
          <table:table-cell/>
        </table:table-row>
        <table:table-row table:style-name="ro1">
          <table:table-cell office:value-type="string" calcext:value-type="string">
            <text:p>rdzi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rgł</text:p>
          </table:table-cell>
          <table:table-cell office:value-type="string" calcext:value-type="string">
            <text:p>RLBG</text:p>
          </table:table-cell>
          <table:table-cell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office:value-type="string" calcext:value-type="string">
            <text:p>rl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office:value-type="string" calcext:value-type="string">
            <text:p>rł</text:p>
          </table:table-cell>
          <table:table-cell office:value-type="string" calcext:value-type="string">
            <text:p>RLB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CRL</text:p>
          </table:table-cell>
          <table:table-cell office:value-type="string" calcext:value-type="string">
            <text:p>RLGW</text:p>
          </table:table-cell>
        </table:table-row>
        <table:table-row table:style-name="ro1">
          <table:table-cell office:value-type="string" calcext:value-type="string">
            <text:p>rncz</text:p>
          </table:table-cell>
          <table:table-cell office:value-type="string" calcext:value-type="string">
            <text:p>CLRO</text:p>
          </table:table-cell>
          <table:table-cell office:value-type="string" calcext:value-type="string">
            <text:p>RLGW</text:p>
          </table:table-cell>
        </table:table-row>
        <table:table-row table:style-name="ro1">
          <table:table-cell office:value-type="string" calcext:value-type="string">
            <text:p>rń</text:p>
          </table:table-cell>
          <table:table-cell office:value-type="string" calcext:value-type="string">
            <text:p>CLRO</text:p>
          </table:table-cell>
          <table:table-cell/>
        </table:table-row>
        <table:table-row table:style-name="ro1">
          <table:table-cell office:value-type="string" calcext:value-type="string">
            <text:p>rni</text:p>
          </table:table-cell>
          <table:table-cell office:value-type="string" calcext:value-type="string">
            <text:p>CLRW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rsk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stw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sz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office:value-type="string" calcext:value-type="string">
            <text:p>rszcz</text:p>
          </table:table-cell>
          <table:table-cell office:value-type="string" calcext:value-type="string">
            <text:p>RSGW</text:p>
          </table:table-cell>
          <table:table-cell/>
        </table:table-row>
        <table:table-row table:style-name="ro1">
          <table:table-cell office:value-type="string" calcext:value-type="string">
            <text:p>rszt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rść</text:p>
          </table:table-cell>
          <table:table-cell office:value-type="string" calcext:value-type="string">
            <text:p>RSTO</text:p>
          </table:table-cell>
          <table:table-cell/>
        </table:table-row>
        <table:table-row table:style-name="ro1">
          <table:table-cell office:value-type="string" calcext:value-type="string">
            <text:p>rści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TW</text:p>
          </table:table-cell>
        </table:table-row>
        <table:table-row table:style-name="ro1">
          <table:table-cell office:value-type="string" calcext:value-type="string">
            <text:p>rt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TW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rź</text:p>
          </table:table-cell>
          <table:table-cell office:value-type="string" calcext:value-type="string">
            <text:p>RSO</text:p>
          </table:table-cell>
          <table:table-cell/>
        </table:table-row>
        <table:table-row table:style-name="ro1">
          <table:table-cell office:value-type="string" calcext:value-type="string">
            <text:p>rzi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office:value-type="string" calcext:value-type="string">
            <text:p>rż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schł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office:value-type="string" calcext:value-type="string">
            <text:p>skr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RLSG</text:p>
          </table:table-cell>
        </table:table-row>
        <table:table-row table:style-name="ro1">
          <table:table-cell office:value-type="string" calcext:value-type="string">
            <text:p>skrz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RLSG</text:p>
          </table:table-cell>
        </table:table-row>
        <table:table-row table:style-name="ro1">
          <table:table-cell office:value-type="string" calcext:value-type="string">
            <text:p>sk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s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stł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strz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stw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RB???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RB???</text:p>
          </table:table-cell>
        </table:table-row>
        <table:table-row table:style-name="ro1">
          <table:table-cell office:value-type="string" calcext:value-type="string">
            <text:p>szl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sz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sztr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szw</text:p>
          </table:table-cell>
          <table:table-cell office:value-type="string" calcext:value-type="string">
            <text:p>SGW</text:p>
          </table:table-cell>
          <table:table-cell office:value-type="string" calcext:value-type="string">
            <text:p>CRLB??? RBGW???</text:p>
          </table:table-cell>
        </table:table-row>
        <table:table-row table:style-name="ro1">
          <table:table-cell office:value-type="string" calcext:value-type="string">
            <text:p>szcz</text:p>
          </table:table-cell>
          <table:table-cell office:value-type="string" calcext:value-type="string">
            <text:p>SGW</text:p>
          </table:table-cell>
          <table:table-cell office:value-type="string" calcext:value-type="string">
            <text:p>CRLB??? RBGW???</text:p>
          </table:table-cell>
        </table:table-row>
        <table:table-row table:style-name="ro1">
          <table:table-cell office:value-type="string" calcext:value-type="string">
            <text:p>szczk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office:value-type="string" calcext:value-type="string">
            <text:p>śb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ś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ś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śl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śm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ś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ch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tł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trz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wć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wci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wdź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wdz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l=LW???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l=LW???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w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w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sk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wstw</text:p>
          </table:table-cell>
          <table:table-cell office:value-type="string" calcext:value-type="string">
            <text:p>LSTW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zdr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zdrz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zdz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zgrz</text:p>
          </table:table-cell>
          <table:table-cell office:value-type="string" calcext:value-type="string">
            <text:p>LSGT</text:p>
          </table:table-cell>
          <table:table-cell/>
        </table:table-row>
        <table:table-row table:style-name="ro1">
          <table:table-cell office:value-type="string" calcext:value-type="string">
            <text:p>z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izz = pic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zz = pic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BSW/SW</text:p>
          </table:table-cell>
        </table:table-row>
        <table:table-row table:style-name="ro1">
          <table:table-cell office:value-type="string" calcext:value-type="string">
            <text:p>źb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ź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ź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źdź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źdz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źl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źń</text:p>
          </table:table-cell>
          <table:table-cell office:value-type="string" calcext:value-type="string">
            <text:p>CLSO</text:p>
          </table:table-cell>
          <table:table-cell office:value-type="string" calcext:value-type="string">
            <text:p>CLSW</text:p>
          </table:table-cell>
        </table:table-row>
        <table:table-row table:style-name="ro1">
          <table:table-cell office:value-type="string" calcext:value-type="string">
            <text:p>źni</text:p>
          </table:table-cell>
          <table:table-cell office:value-type="string" calcext:value-type="string">
            <text:p>CLTW</text:p>
          </table:table-cell>
          <table:table-cell office:value-type="string" calcext:value-type="string">
            <text:p>CLSW</text:p>
          </table:table-cell>
        </table:table-row>
        <table:table-row table:style-name="ro1">
          <table:table-cell office:value-type="string" calcext:value-type="string">
            <text:p>źw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RBW???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RBW???</text:p>
          </table:table-cell>
        </table:table-row>
        <table:table-row table:style-name="ro1">
          <table:table-cell office:value-type="string" calcext:value-type="string">
            <text:p>ż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żd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żdż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żm</text:p>
          </table:table-cell>
          <table:table-cell office:value-type="string" calcext:value-type="string">
            <text:p>CSG</text:p>
          </table:table-cell>
          <table:table-cell office:value-type="string" calcext:value-type="string">
            <text:p>CLSG</text:p>
          </table:table-cell>
        </table:table-row>
        <table:table-row table:style-name="ro1">
          <table:table-cell office:value-type="string" calcext:value-type="string">
            <text:p>żn</text:p>
          </table:table-cell>
          <table:table-cell office:value-type="string" calcext:value-type="string">
            <text:p>CLSGO</text:p>
          </table:table-cell>
          <table:table-cell office:value-type="string" calcext:value-type="string">
            <text:p>CLSG</text:p>
          </table:table-cell>
        </table:table-row>
        <table:table-row table:style-name="ro1">
          <table:table-cell office:value-type="string" calcext:value-type="string">
            <text:p>żń</text:p>
          </table:table-cell>
          <table:table-cell office:value-type="string" calcext:value-type="string">
            <text:p>CLSGO</text:p>
          </table:table-cell>
          <table:table-cell/>
        </table:table-row>
        <table:table-row table:style-name="ro1">
          <table:table-cell office:value-type="string" calcext:value-type="string">
            <text:p>żni</text:p>
          </table:table-cell>
          <table:table-cell office:value-type="string" calcext:value-type="string">
            <text:p>CLSGW</text:p>
          </table:table-cell>
          <table:table-cell/>
        </table:table-row>
        <table:table-row table:style-name="ro1">
          <table:table-cell office:value-type="string" calcext:value-type="string">
            <text:p>ższ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string" calcext:value-type="string">
            <text:p>żw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string" calcext:value-type="string">
            <text:p>rzk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office:value-type="string" calcext:value-type="string">
            <text:p>rz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rzch</text:p>
          </table:table-cell>
          <table:table-cell table:number-columns-repeated="2" office:value-type="string" calcext:value-type="string">
            <text:p>CRB</text:p>
          </table:table-cell>
        </table:table-row>
        <table:table-row table:style-name="ro1" table:number-rows-repeated="10481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2" table:style-name="ta1">
        <table:table-column table:style-name="co4" table:number-columns-repeated="3" table:default-cell-style-name="Default"/>
        <table:table-row table:style-name="ro1">
          <table:table-cell table:formula="of:=[$Arkusz1.B2]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UNTA([.B1:.B600])" office:value-type="float" office:value="432" calcext:value-type="float">
            <text:p>432</text:p>
          </table:table-cell>
        </table:table-row>
        <table:table-row table:style-name="ro1">
          <table:table-cell table:formula="of:=[$Arkusz1.B3]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[$Arkusz1.B4]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5]" office:value-type="string" office:string-value="CB" calcext:value-type="string">
            <text:p>C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table:formula="of:=[$Arkusz1.B6]" office:value-type="string" office:string-value="BTO" calcext:value-type="string">
            <text:p>BTO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table:formula="of:=[$Arkusz1.B7]" office:value-type="string" office:string-value="BTW" calcext:value-type="string">
            <text:p>BTW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table:formula="of:=[$Arkusz1.B8]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table:formula="of:=[$Arkusz1.B9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0]" office:value-type="string" office:string-value="BW" calcext:value-type="string">
            <text:p>BW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table:formula="of:=[$Arkusz1.B11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12]" office:value-type="string" office:string-value="RB" calcext:value-type="string">
            <text:p>R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table:formula="of:=[$Arkusz1.B13]" office:value-type="string" office:string-value="BSG" calcext:value-type="string">
            <text:p>BSG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formula="of:=[$Arkusz1.B14]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15]" office:value-type="string" office:string-value="LBS" calcext:value-type="string">
            <text:p>LBS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formula="of:=[$Arkusz1.B16]" office:value-type="string" office:string-value="BSTW" calcext:value-type="string">
            <text:p>B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table:formula="of:=[$Arkusz1.B17]" office:value-type="string" office:string-value="BSG" calcext:value-type="string">
            <text:p>BSG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formula="of:=[$Arkusz1.B18]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table:formula="of:=[$Arkusz1.B19]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20]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21]" office:value-type="string" office:string-value="CG" calcext:value-type="string">
            <text:p>CG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table:formula="of:=[$Arkusz1.B22]" office:value-type="string" office:string-value="CP" calcext:value-type="string">
            <text:p>CP</text:p>
          </table:table-cell>
          <table:table-cell office:value-type="string" calcext:value-type="string">
            <text:p>CP</text:p>
          </table:table-cell>
          <table:table-cell/>
        </table:table-row>
        <table:table-row table:style-name="ro1">
          <table:table-cell table:formula="of:=[$Arkusz1.B23]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formula="of:=[$Arkusz1.B24]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25]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table:formula="of:=[$Arkusz1.B26]" office:value-type="string" office:string-value="CTW" calcext:value-type="string">
            <text:p>C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table:formula="of:=[$Arkusz1.B27]" office:value-type="string" office:string-value="CW" calcext:value-type="string">
            <text:p>C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table:formula="of:=[$Arkusz1.B28]" office:value-type="string" office:string-value="CB" calcext:value-type="string">
            <text:p>C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table:formula="of:=[$Arkusz1.B29]" office:value-type="string" office:string-value="CB" calcext:value-type="string">
            <text:p>C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table:formula="of:=[$Arkusz1.B30]" office:value-type="string" office:string-value="CBGW" calcext:value-type="string">
            <text:p>CBGW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table:formula="of:=[$Arkusz1.B31]" office:value-type="string" office:string-value="CBTO" calcext:value-type="string">
            <text:p>CBTO</text:p>
          </table:table-cell>
          <table:table-cell office:value-type="string" calcext:value-type="string">
            <text:p>CBTO</text:p>
          </table:table-cell>
          <table:table-cell/>
        </table:table-row>
        <table:table-row table:style-name="ro1">
          <table:table-cell table:formula="of:=[$Arkusz1.B32]" office:value-type="string" office:string-value="CBTW" calcext:value-type="string">
            <text:p>CBTW</text:p>
          </table:table-cell>
          <table:table-cell office:value-type="string" calcext:value-type="string">
            <text:p>CBTW</text:p>
          </table:table-cell>
          <table:table-cell/>
        </table:table-row>
        <table:table-row table:style-name="ro1">
          <table:table-cell table:formula="of:=[$Arkusz1.B33]" office:value-type="string" office:string-value="CBT" calcext:value-type="string">
            <text:p>CBT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table:formula="of:=[$Arkusz1.B34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35]" office:value-type="string" office:string-value="CBS" calcext:value-type="string">
            <text:p>CBS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36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37]" office:value-type="string" office:string-value="CRB" calcext:value-type="string">
            <text:p>CRB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table:formula="of:=[$Arkusz1.B38]" office:value-type="string" office:string-value="CBSG" calcext:value-type="string">
            <text:p>CBSG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table:formula="of:=[$Arkusz1.B39]" office:value-type="string" office:string-value="CBSGT" calcext:value-type="string">
            <text:p>CBSGT</text:p>
          </table:table-cell>
          <table:table-cell office:value-type="string" calcext:value-type="string">
            <text:p>CBSGT</text:p>
          </table:table-cell>
          <table:table-cell/>
        </table:table-row>
        <table:table-row table:style-name="ro1">
          <table:table-cell table:formula="of:=[$Arkusz1.B40]" office:value-type="string" office:string-value="CBSO" calcext:value-type="string">
            <text:p>CBSO</text:p>
          </table:table-cell>
          <table:table-cell office:value-type="string" calcext:value-type="string">
            <text:p>CBSO</text:p>
          </table:table-cell>
          <table:table-cell/>
        </table:table-row>
        <table:table-row table:style-name="ro1">
          <table:table-cell table:formula="of:=[$Arkusz1.B41]" office:value-type="string" office:string-value="CBSW" calcext:value-type="string">
            <text:p>CBSW</text:p>
          </table:table-cell>
          <table:table-cell office:value-type="string" calcext:value-type="string">
            <text:p>CBSW</text:p>
          </table:table-cell>
          <table:table-cell/>
        </table:table-row>
        <table:table-row table:style-name="ro1">
          <table:table-cell table:formula="of:=[$Arkusz1.B42]" office:value-type="string" office:string-value="CBT" calcext:value-type="string">
            <text:p>CBT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table:formula="of:=[$Arkusz1.B43]" office:value-type="string" office:string-value="CRBT" calcext:value-type="string">
            <text:p>CRBT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table:formula="of:=[$Arkusz1.B44]" office:value-type="string" office:string-value="CBW" calcext:value-type="string">
            <text:p>CBW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table:formula="of:=[$Arkusz1.B45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46]" office:value-type="string" office:string-value="BGW" calcext:value-type="string">
            <text:p>BGW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table:formula="of:=[$Arkusz1.B47]" office:value-type="string" office:string-value="CSGW" calcext:value-type="string">
            <text:p>CSGW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table:formula="of:=[$Arkusz1.B48]" office:value-type="string" office:string-value="GTW" calcext:value-type="string">
            <text:p>GTW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table:formula="of:=[$Arkusz1.B49]" office:value-type="string" office:string-value="TO" calcext:value-type="string">
            <text:p>TO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table:formula="of:=[$Arkusz1.B50]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51]" office:value-type="string" office:string-value="CSTW" calcext:value-type="string">
            <text:p>C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table:formula="of:=[$Arkusz1.B52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[$Arkusz1.B53]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table:formula="of:=[$Arkusz1.B54]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55]" office:value-type="string" office:string-value="CST" calcext:value-type="string">
            <text:p>CS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table:formula="of:=[$Arkusz1.B56]" office:value-type="string" office:string-value="CLT" calcext:value-type="string">
            <text:p>CL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table:formula="of:=[$Arkusz1.B57]" office:value-type="string" office:string-value="RT" calcext:value-type="string">
            <text:p>RT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table:formula="of:=[$Arkusz1.B58]" office:value-type="string" office:string-value="CRLO" calcext:value-type="string">
            <text:p>CRLO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table:formula="of:=[$Arkusz1.B59]" office:value-type="string" office:string-value="CRLW" calcext:value-type="string">
            <text:p>CRLW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table:formula="of:=[$Arkusz1.B60]" office:value-type="string" office:string-value="SGT" calcext:value-type="string">
            <text:p>SG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61]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62]" office:value-type="string" office:string-value="STO" calcext:value-type="string">
            <text:p>STO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table:formula="of:=[$Arkusz1.B63]" office:value-type="string" office:string-value="STW" calcext:value-type="string">
            <text:p>STW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64]" office:value-type="string" office:string-value="TW" calcext:value-type="string">
            <text:p>TW</text:p>
          </table:table-cell>
          <table:table-cell table:number-columns-repeated="2"/>
        </table:table-row>
        <table:table-row table:style-name="ro1">
          <table:table-cell table:formula="of:=[$Arkusz1.B65]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66]" office:value-type="string" office:string-value="CTW" calcext:value-type="string">
            <text:p>C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table:formula="of:=[$Arkusz1.B67]" office:value-type="string" office:string-value="CO" calcext:value-type="string">
            <text:p>CO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table:formula="of:=[$Arkusz1.B68]" office:value-type="string" office:string-value="CW" calcext:value-type="string">
            <text:p>C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table:formula="of:=[$Arkusz1.B69]" office:value-type="string" office:string-value="BTW" calcext:value-type="string">
            <text:p>BTW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table:formula="of:=[$Arkusz1.B70]" office:value-type="string" office:string-value="CSTW" calcext:value-type="string">
            <text:p>C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table:formula="of:=[$Arkusz1.B71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72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73]" office:value-type="string" office:string-value="CSGW" calcext:value-type="string">
            <text:p>CSGW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table:formula="of:=[$Arkusz1.B74]" office:value-type="string" office:string-value="RSG" calcext:value-type="string">
            <text:p>RSG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table:formula="of:=[$Arkusz1.B75]" office:value-type="string" office:string-value="W" calcext:value-type="string">
            <text:p>W</text:p>
          </table:table-cell>
          <table:table-cell table:number-columns-repeated="2"/>
        </table:table-row>
        <table:table-row table:style-name="ro1">
          <table:table-cell table:formula="of:=[$Arkusz1.B76]" office:value-type="string" office:string-value="W" calcext:value-type="string">
            <text:p>W</text:p>
          </table:table-cell>
          <table:table-cell table:number-columns-repeated="2"/>
        </table:table-row>
        <table:table-row table:style-name="ro1">
          <table:table-cell table:formula="of:=[$Arkusz1.B77]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table:formula="of:=[$Arkusz1.B78]" office:value-type="string" office:string-value="CLW" calcext:value-type="string">
            <text:p>CL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79]" office:value-type="string" office:string-value="RW" calcext:value-type="string">
            <text:p>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table:formula="of:=[$Arkusz1.B80]" office:value-type="string" office:string-value="ST" calcext:value-type="string">
            <text:p>S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table:formula="of:=[$Arkusz1.B81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[$Arkusz1.B82]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table:formula="of:=[$Arkusz1.B83]" office:value-type="string" office:string-value="CG" calcext:value-type="string">
            <text:p>CG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table:formula="of:=[$Arkusz1.B84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85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[$Arkusz1.B86]" office:value-type="string" office:string-value="GR" calcext:value-type="string">
            <text:p>GR</text:p>
          </table:table-cell>
          <table:table-cell table:number-columns-repeated="2"/>
        </table:table-row>
        <table:table-row table:style-name="ro1">
          <table:table-cell table:formula="of:=[$Arkusz1.B87]" office:value-type="string" office:string-value="GT" calcext:value-type="string">
            <text:p>GT</text:p>
          </table:table-cell>
          <table:table-cell table:number-columns-repeated="2"/>
        </table:table-row>
        <table:table-row table:style-name="ro1">
          <table:table-cell table:formula="of:=[$Arkusz1.B88]" office:value-type="string" office:string-value="LBG" calcext:value-type="string">
            <text:p>LB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table:formula="of:=[$Arkusz1.B89]" office:value-type="string" office:string-value="CSG" calcext:value-type="string">
            <text:p>CSG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table:formula="of:=[$Arkusz1.B90]" office:value-type="string" office:string-value="CL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91]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formula="of:=[$Arkusz1.B92]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table:formula="of:=[$Arkusz1.B93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94]" office:value-type="string" office:string-value="CR" calcext:value-type="string">
            <text:p>CR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table:formula="of:=[$Arkusz1.B95]" office:value-type="string" office:string-value="CRB" calcext:value-type="string">
            <text:p>CRB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table:formula="of:=[$Arkusz1.B96]" office:value-type="string" office:string-value="CRS" calcext:value-type="string">
            <text:p>CR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97]" office:value-type="string" office:string-value="CRB" calcext:value-type="string">
            <text:p>CRB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table:formula="of:=[$Arkusz1.B98]" office:value-type="string" office:string-value="CRGW" calcext:value-type="string">
            <text:p>CRGW</text:p>
          </table:table-cell>
          <table:table-cell office:value-type="string" calcext:value-type="string">
            <text:p>CRGW</text:p>
          </table:table-cell>
          <table:table-cell/>
        </table:table-row>
        <table:table-row table:style-name="ro1">
          <table:table-cell table:formula="of:=[$Arkusz1.B99]" office:value-type="string" office:string-value="CRT" calcext:value-type="string">
            <text:p>CRT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table:formula="of:=[$Arkusz1.B100]" office:value-type="string" office:string-value="CRTW" calcext:value-type="string">
            <text:p>CRTW</text:p>
          </table:table-cell>
          <table:table-cell office:value-type="string" calcext:value-type="string">
            <text:p>CRTW</text:p>
          </table:table-cell>
          <table:table-cell/>
        </table:table-row>
        <table:table-row table:style-name="ro1">
          <table:table-cell table:formula="of:=[$Arkusz1.B101]" office:value-type="string" office:string-value="CRW" calcext:value-type="string">
            <text:p>CRW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table:formula="of:=[$Arkusz1.B102]" office:value-type="string" office:string-value="CRG" calcext:value-type="string">
            <text:p>CRG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table:formula="of:=[$Arkusz1.B103]" office:value-type="string" office:string-value="CRG" calcext:value-type="string">
            <text:p>CRG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table:formula="of:=[$Arkusz1.B104]" office:value-type="string" office:string-value="CRL" calcext:value-type="string">
            <text:p>CR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table:formula="of:=[$Arkusz1.B105]" office:value-type="string" office:string-value="CRLB" calcext:value-type="string">
            <text:p>CRLB</text:p>
          </table:table-cell>
          <table:table-cell office:value-type="string" calcext:value-type="string">
            <text:p>CRLB</text:p>
          </table:table-cell>
          <table:table-cell/>
        </table:table-row>
        <table:table-row table:style-name="ro1">
          <table:table-cell table:formula="of:=[$Arkusz1.B106]" office:value-type="string" office:string-value="CRS" calcext:value-type="string">
            <text:p>CR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107]" office:value-type="string" office:string-value="CRL" calcext:value-type="string">
            <text:p>CR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table:formula="of:=[$Arkusz1.B108]" office:value-type="string" office:string-value="CRLO" calcext:value-type="string">
            <text:p>CRLO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table:formula="of:=[$Arkusz1.B109]" office:value-type="string" office:string-value="CRLW" calcext:value-type="string">
            <text:p>CRLW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table:formula="of:=[$Arkusz1.B110]" office:value-type="string" office:string-value="CRB" calcext:value-type="string">
            <text:p>CRB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table:formula="of:=[$Arkusz1.B111]" office:value-type="string" office:string-value="CRB" calcext:value-type="string">
            <text:p>CRB</text:p>
          </table:table-cell>
          <table:table-cell table:number-columns-repeated="2"/>
        </table:table-row>
        <table:table-row table:style-name="ro1">
          <table:table-cell table:formula="of:=[$Arkusz1.B112]" office:value-type="string" office:string-value="CRSG" calcext:value-type="string">
            <text:p>CRSG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table:formula="of:=[$Arkusz1.B113]" office:value-type="string" office:string-value="CRS" calcext:value-type="string">
            <text:p>CR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114]" office:value-type="string" office:string-value="CRS" calcext:value-type="string">
            <text:p>CR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115]" office:value-type="string" office:string-value="CRLS" calcext:value-type="string">
            <text:p>CRLS</text:p>
          </table:table-cell>
          <table:table-cell office:value-type="string" calcext:value-type="string">
            <text:p>CRLS</text:p>
          </table:table-cell>
          <table:table-cell/>
        </table:table-row>
        <table:table-row table:style-name="ro1">
          <table:table-cell table:formula="of:=[$Arkusz1.B116]" office:value-type="string" office:string-value="CRST" calcext:value-type="string">
            <text:p>CRST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table:formula="of:=[$Arkusz1.B117]" office:value-type="string" office:string-value="CRST" calcext:value-type="string">
            <text:p>CRST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table:formula="of:=[$Arkusz1.B118]" office:value-type="string" office:string-value="CRSTW" calcext:value-type="string">
            <text:p>CRSTW</text:p>
          </table:table-cell>
          <table:table-cell office:value-type="string" calcext:value-type="string">
            <text:p>CRSTW</text:p>
          </table:table-cell>
          <table:table-cell/>
        </table:table-row>
        <table:table-row table:style-name="ro1">
          <table:table-cell table:formula="of:=[$Arkusz1.B119]" office:value-type="string" office:string-value="CRSG" calcext:value-type="string">
            <text:p>CRSG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table:formula="of:=[$Arkusz1.B120]" office:value-type="string" office:string-value="CRSGW" calcext:value-type="string">
            <text:p>CRSGW</text:p>
          </table:table-cell>
          <table:table-cell office:value-type="string" calcext:value-type="string">
            <text:p>CRSGW</text:p>
          </table:table-cell>
          <table:table-cell/>
        </table:table-row>
        <table:table-row table:style-name="ro1">
          <table:table-cell table:formula="of:=[$Arkusz1.B121]" office:value-type="string" office:string-value="CRSO" calcext:value-type="string">
            <text:p>CRSO</text:p>
          </table:table-cell>
          <table:table-cell office:value-type="string" calcext:value-type="string">
            <text:p>CRSO</text:p>
          </table:table-cell>
          <table:table-cell/>
        </table:table-row>
        <table:table-row table:style-name="ro1">
          <table:table-cell table:formula="of:=[$Arkusz1.B122]" office:value-type="string" office:string-value="CRSW" calcext:value-type="string">
            <text:p>CRSW</text:p>
          </table:table-cell>
          <table:table-cell office:value-type="string" calcext:value-type="string">
            <text:p>CRSW</text:p>
          </table:table-cell>
          <table:table-cell/>
        </table:table-row>
        <table:table-row table:style-name="ro1">
          <table:table-cell table:formula="of:=[$Arkusz1.B123]" office:value-type="string" office:string-value="CRSTO" calcext:value-type="string">
            <text:p>CRSTO</text:p>
          </table:table-cell>
          <table:table-cell office:value-type="string" calcext:value-type="string">
            <text:p>CRSTO</text:p>
          </table:table-cell>
          <table:table-cell/>
        </table:table-row>
        <table:table-row table:style-name="ro1">
          <table:table-cell table:formula="of:=[$Arkusz1.B124]" office:value-type="string" office:string-value="CRSTW" calcext:value-type="string">
            <text:p>CRSTW</text:p>
          </table:table-cell>
          <table:table-cell office:value-type="string" calcext:value-type="string">
            <text:p>CRSTW</text:p>
          </table:table-cell>
          <table:table-cell/>
        </table:table-row>
        <table:table-row table:style-name="ro1">
          <table:table-cell table:formula="of:=[$Arkusz1.B125]" office:value-type="string" office:string-value="CRT" calcext:value-type="string">
            <text:p>CRT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table:formula="of:=[$Arkusz1.B126]" office:value-type="string" office:string-value="CRW" calcext:value-type="string">
            <text:p>CRW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table:formula="of:=[$Arkusz1.B127]" office:value-type="string" office:string-value="CRS" calcext:value-type="string">
            <text:p>CRS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128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[$Arkusz1.B129]" office:value-type="string" office:string-value="CBG" calcext:value-type="string">
            <text:p>CBG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table:formula="of:=[$Arkusz1.B130]" office:value-type="string" office:string-value="LGW" calcext:value-type="string">
            <text:p>LGW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table:formula="of:=[$Arkusz1.B131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132]" office:value-type="string" office:string-value="CB" calcext:value-type="string">
            <text:p>C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table:formula="of:=[$Arkusz1.B133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[$Arkusz1.B134]" office:value-type="string" office:string-value="LG" calcext:value-type="string">
            <text:p>LG</text:p>
          </table:table-cell>
          <table:table-cell table:number-columns-repeated="2"/>
        </table:table-row>
        <table:table-row table:style-name="ro1">
          <table:table-cell table:formula="of:=[$Arkusz1.B135]" office:value-type="string" office:string-value="LGW" calcext:value-type="string">
            <text:p>LGW</text:p>
          </table:table-cell>
          <table:table-cell table:number-columns-repeated="2"/>
        </table:table-row>
        <table:table-row table:style-name="ro1">
          <table:table-cell table:formula="of:=[$Arkusz1.B136]" office:value-type="string" office:string-value="LBG" calcext:value-type="string">
            <text:p>LB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table:formula="of:=[$Arkusz1.B137]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formula="of:=[$Arkusz1.B138]" office:value-type="string" office:string-value="LSG" calcext:value-type="string">
            <text:p>L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139]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140]" office:value-type="string" office:string-value="LST" calcext:value-type="string">
            <text:p>L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table:formula="of:=[$Arkusz1.B141]" office:value-type="string" office:string-value="RLST" calcext:value-type="string">
            <text:p>RLST</text:p>
          </table:table-cell>
          <table:table-cell office:value-type="string" calcext:value-type="string">
            <text:p>RLST</text:p>
          </table:table-cell>
          <table:table-cell/>
        </table:table-row>
        <table:table-row table:style-name="ro1">
          <table:table-cell table:formula="of:=[$Arkusz1.B142]" office:value-type="string" office:string-value="LSG" calcext:value-type="string">
            <text:p>L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143]" office:value-type="string" office:string-value="LSO" calcext:value-type="string">
            <text:p>LSO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table:formula="of:=[$Arkusz1.B144]" office:value-type="string" office:string-value="LSW" calcext:value-type="string">
            <text:p>LS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145]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table:formula="of:=[$Arkusz1.B146]" office:value-type="string" office:string-value="RGT" calcext:value-type="string">
            <text:p>RGT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table:formula="of:=[$Arkusz1.B147]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148]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$Arkusz1.B149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50]" office:value-type="string" office:string-value="CL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151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152]" office:value-type="string" office:string-value="LGW" calcext:value-type="string">
            <text:p>LGW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table:formula="of:=[$Arkusz1.B153]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table:formula="of:=[$Arkusz1.B154]" office:value-type="string" office:string-value="CL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155]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table:formula="of:=[$Arkusz1.B156]" office:value-type="string" office:string-value="LTW" calcext:value-type="string">
            <text:p>LTW</text:p>
          </table:table-cell>
          <table:table-cell office:value-type="string" calcext:value-type="string">
            <text:p>LTW</text:p>
          </table:table-cell>
          <table:table-cell/>
        </table:table-row>
        <table:table-row table:style-name="ro1">
          <table:table-cell table:formula="of:=[$Arkusz1.B157]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table:formula="of:=[$Arkusz1.B158]" office:value-type="string" office:string-value="LGW" calcext:value-type="string">
            <text:p>LGW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table:formula="of:=[$Arkusz1.B159]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table:formula="of:=[$Arkusz1.B160]" office:value-type="string" office:string-value="LGW" calcext:value-type="string">
            <text:p>LGW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table:formula="of:=[$Arkusz1.B161]" office:value-type="string" office:string-value="LSG" calcext:value-type="string">
            <text:p>L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162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63]" office:value-type="string" office:string-value="CLS" calcext:value-type="string">
            <text:p>CLS</text:p>
          </table:table-cell>
          <table:table-cell table:number-columns-repeated="2"/>
        </table:table-row>
        <table:table-row table:style-name="ro1">
          <table:table-cell table:formula="of:=[$Arkusz1.B164]" office:value-type="string" office:string-value="CLS" calcext:value-type="string">
            <text:p>CL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165]" office:value-type="string" office:string-value="CLO" calcext:value-type="string">
            <text:p>CLO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table:formula="of:=[$Arkusz1.B166]" office:value-type="string" office:string-value="CLW" calcext:value-type="string">
            <text:p>CL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167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68]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169]" office:value-type="string" office:string-value="RSK" calcext:value-type="string">
            <text:p>RSK</text:p>
          </table:table-cell>
          <table:table-cell office:value-type="string" calcext:value-type="string">
            <text:p>RSK</text:p>
          </table:table-cell>
          <table:table-cell/>
        </table:table-row>
        <table:table-row table:style-name="ro1">
          <table:table-cell table:formula="of:=[$Arkusz1.B170]" office:value-type="string" office:string-value="LSTW" calcext:value-type="string">
            <text:p>L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table:formula="of:=[$Arkusz1.B171]" office:value-type="string" office:string-value="LSG" calcext:value-type="string">
            <text:p>L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172]" office:value-type="string" office:string-value="LSGW" calcext:value-type="string">
            <text:p>LSGW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table:formula="of:=[$Arkusz1.B173]" office:value-type="string" office:string-value="CLSO" calcext:value-type="string">
            <text:p>CLSO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table:formula="of:=[$Arkusz1.B174]" office:value-type="string" office:string-value="CLSW" calcext:value-type="string">
            <text:p>CLSW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table:formula="of:=[$Arkusz1.B175]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table:formula="of:=[$Arkusz1.B176]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table:formula="of:=[$Arkusz1.B177]" office:value-type="string" office:string-value="RLT" calcext:value-type="string">
            <text:p>RLT</text:p>
          </table:table-cell>
          <table:table-cell office:value-type="string" calcext:value-type="string">
            <text:p>RLT</text:p>
          </table:table-cell>
          <table:table-cell/>
        </table:table-row>
        <table:table-row table:style-name="ro1">
          <table:table-cell table:formula="of:=[$Arkusz1.B178]" office:value-type="string" office:string-value="CL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179]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table:formula="of:=[$Arkusz1.B180]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181]" office:value-type="string" office:string-value="LSO" calcext:value-type="string">
            <text:p>LSO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table:formula="of:=[$Arkusz1.B182]" office:value-type="string" office:string-value="LSW" calcext:value-type="string">
            <text:p>LS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183]" office:value-type="string" office:string-value="LSG" calcext:value-type="string">
            <text:p>L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184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85]" office:value-type="string" office:string-value="BW" calcext:value-type="string">
            <text:p>BW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table:formula="of:=[$Arkusz1.B186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187]" office:value-type="string" office:string-value="LBGW" calcext:value-type="string">
            <text:p>LBGW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table:formula="of:=[$Arkusz1.B188]" office:value-type="string" office:string-value="LBSO" calcext:value-type="string">
            <text:p>LBSO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table:formula="of:=[$Arkusz1.B189]" office:value-type="string" office:string-value="LBSW" calcext:value-type="string">
            <text:p>LBSW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table:formula="of:=[$Arkusz1.B190]" office:value-type="string" office:string-value="LBT" calcext:value-type="string">
            <text:p>LBT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table:formula="of:=[$Arkusz1.B191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192]" office:value-type="string" office:string-value="LBG" calcext:value-type="string">
            <text:p>LB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table:formula="of:=[$Arkusz1.B193]" office:value-type="string" office:string-value="LBG" calcext:value-type="string">
            <text:p>LB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table:formula="of:=[$Arkusz1.B194]" office:value-type="string" office:string-value="LBGW" calcext:value-type="string">
            <text:p>LBGW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table:formula="of:=[$Arkusz1.B195]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196]" office:value-type="string" office:string-value="CSLB" calcext:value-type="string">
            <text:p>CSLB</text:p>
          </table:table-cell>
          <table:table-cell table:number-columns-repeated="2"/>
        </table:table-row>
        <table:table-row table:style-name="ro1">
          <table:table-cell table:formula="of:=[$Arkusz1.B197]" office:value-type="string" office:string-value="CLB" calcext:value-type="string">
            <text:p>CLB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198]" office:value-type="string" office:string-value="CLBW" calcext:value-type="string">
            <text:p>CLBW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table:formula="of:=[$Arkusz1.B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Arkusz1.B200]" office:value-type="string" office:string-value="BW" calcext:value-type="string">
            <text:p>BW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table:formula="of:=[$Arkusz1.B201]" office:value-type="string" office:string-value="LBST" calcext:value-type="string">
            <text:p>LBST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table:formula="of:=[$Arkusz1.B202]" office:value-type="string" office:string-value="LBSG" calcext:value-type="string">
            <text:p>LBSG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table:formula="of:=[$Arkusz1.B203]" office:value-type="string" office:string-value="LBT" calcext:value-type="string">
            <text:p>LBT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table:formula="of:=[$Arkusz1.B204]" office:value-type="string" office:string-value="LBW" calcext:value-type="string">
            <text:p>LBW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table:formula="of:=[$Arkusz1.B205]" office:value-type="string" office:string-value="LBS" calcext:value-type="string">
            <text:p>LBS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formula="of:=[$Arkusz1.B206]" office:value-type="string" office:string-value="LBSW" calcext:value-type="string">
            <text:p>LBSW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table:formula="of:=[$Arkusz1.B207]" office:value-type="string" office:string-value="LBSG" calcext:value-type="string">
            <text:p>LBSG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table:formula="of:=[$Arkusz1.B208]" office:value-type="string" office:string-value="LBSO" calcext:value-type="string">
            <text:p>LBSO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formula="of:=[$Arkusz1.B209]" office:value-type="string" office:string-value="LBSW" calcext:value-type="string">
            <text:p>LBSW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table:formula="of:=[$Arkusz1.B210]" office:value-type="string" office:string-value="LBSW" calcext:value-type="string">
            <text:p>LBSW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formula="of:=[$Arkusz1.B211]" office:value-type="string" office:string-value="CS" calcext:value-type="string">
            <text:p>CS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212]" office:value-type="string" office:string-value="CBS" calcext:value-type="string">
            <text:p>CBS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table:formula="of:=[$Arkusz1.B213]" office:value-type="string" office:string-value="CBST" calcext:value-type="string">
            <text:p>CBST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table:formula="of:=[$Arkusz1.B214]" office:value-type="string" office:string-value="CLBS" calcext:value-type="string">
            <text:p>CLBS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table:formula="of:=[$Arkusz1.B215]" office:value-type="string" office:string-value="CRBS" calcext:value-type="string">
            <text:p>CRBS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216]" office:value-type="string" office:string-value="CBS" calcext:value-type="string">
            <text:p>CBS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table:formula="of:=[$Arkusz1.B217]" office:value-type="string" office:string-value="CSGW" calcext:value-type="string">
            <text:p>CSGW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table:formula="of:=[$Arkusz1.B218]" office:value-type="string" office:string-value="CSTO" calcext:value-type="string">
            <text:p>CSTO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table:formula="of:=[$Arkusz1.B219]" office:value-type="string" office:string-value="CSTW" calcext:value-type="string">
            <text:p>CSTW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220]" office:value-type="string" office:string-value="CBS" calcext:value-type="string">
            <text:p>CBS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table:formula="of:=[$Arkusz1.B221]" office:value-type="string" office:string-value="CSG" calcext:value-type="string">
            <text:p>CSG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22]" office:value-type="string" office:string-value="CLS" calcext:value-type="string">
            <text:p>CLS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formula="of:=[$Arkusz1.B223]" office:value-type="string" office:string-value="CS" calcext:value-type="string">
            <text:p>C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24]" office:value-type="string" office:string-value="CLS" calcext:value-type="string">
            <text:p>CLS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225]" office:value-type="string" office:string-value="CBS" calcext:value-type="string">
            <text:p>CBS</text:p>
          </table:table-cell>
          <table:table-cell office:value-type="string" calcext:value-type="string">
            <text:p>CSBW</text:p>
          </table:table-cell>
          <table:table-cell/>
        </table:table-row>
        <table:table-row table:style-name="ro1">
          <table:table-cell table:formula="of:=[$Arkusz1.B226]" office:value-type="string" office:string-value="CSBW" calcext:value-type="string">
            <text:p>CSBW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table:formula="of:=[$Arkusz1.B227]" office:value-type="string" office:string-value="CST" calcext:value-type="string">
            <text:p>CST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228]" office:value-type="string" office:string-value="CRS" calcext:value-type="string">
            <text:p>CRS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table:formula="of:=[$Arkusz1.B229]" office:value-type="string" office:string-value="CSG" calcext:value-type="string">
            <text:p>CSG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30]" office:value-type="string" office:string-value="CLS" calcext:value-type="string">
            <text:p>CLS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table:formula="of:=[$Arkusz1.B231]" office:value-type="string" office:string-value="CST" calcext:value-type="string">
            <text:p>CST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table:formula="of:=[$Arkusz1.B232]" office:value-type="string" office:string-value="CSTW" calcext:value-type="string">
            <text:p>CSTW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table:formula="of:=[$Arkusz1.B233]" office:value-type="string" office:string-value="CSG" calcext:value-type="string">
            <text:p>CSG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table:formula="of:=[$Arkusz1.B234]" office:value-type="string" office:string-value="CSO" calcext:value-type="string">
            <text:p>CSO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table:formula="of:=[$Arkusz1.B235]" office:value-type="string" office:string-value="CSW" calcext:value-type="string">
            <text:p>CSW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table:formula="of:=[$Arkusz1.B236]" office:value-type="string" office:string-value="CSGW" calcext:value-type="string">
            <text:p>CSGW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237]" office:value-type="string" office:string-value="CL" calcext:value-type="string">
            <text:p>CL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38]" office:value-type="string" office:string-value="CLS" calcext:value-type="string">
            <text:p>CLS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239]" office:value-type="string" office:string-value="CLB" calcext:value-type="string">
            <text:p>CLB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table:formula="of:=[$Arkusz1.B240]" office:value-type="string" office:string-value="CLSTW" calcext:value-type="string">
            <text:p>CLST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table:formula="of:=[$Arkusz1.B241]" office:value-type="string" office:string-value="CLGW" calcext:value-type="string">
            <text:p>CLGW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table:formula="of:=[$Arkusz1.B242]" office:value-type="string" office:string-value="CLT" calcext:value-type="string">
            <text:p>CLT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table:formula="of:=[$Arkusz1.B243]" office:value-type="string" office:string-value="CRLT" calcext:value-type="string">
            <text:p>CRLT</text:p>
          </table:table-cell>
          <table:table-cell office:value-type="string" calcext:value-type="string">
            <text:p>CLSGT</text:p>
          </table:table-cell>
          <table:table-cell/>
        </table:table-row>
        <table:table-row table:style-name="ro1">
          <table:table-cell table:formula="of:=[$Arkusz1.B244]" office:value-type="string" office:string-value="CLSGT" calcext:value-type="string">
            <text:p>CLSG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table:formula="of:=[$Arkusz1.B245]" office:value-type="string" office:string-value="CLST" calcext:value-type="string">
            <text:p>CLS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table:formula="of:=[$Arkusz1.B246]" office:value-type="string" office:string-value="CLST" calcext:value-type="string">
            <text:p>CLS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table:formula="of:=[$Arkusz1.B247]" office:value-type="string" office:string-value="CLST" calcext:value-type="string">
            <text:p>CLST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table:formula="of:=[$Arkusz1.B248]" office:value-type="string" office:string-value="CLTW" calcext:value-type="string">
            <text:p>CLT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table:formula="of:=[$Arkusz1.B249]" office:value-type="string" office:string-value="CLGW" calcext:value-type="string">
            <text:p>CLGW</text:p>
          </table:table-cell>
          <table:table-cell table:number-columns-repeated="2"/>
        </table:table-row>
        <table:table-row table:style-name="ro1">
          <table:table-cell table:formula="of:=[$Arkusz1.B250]" office:value-type="string" office:string-value="CLG" calcext:value-type="string">
            <text:p>CLG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table:formula="of:=[$Arkusz1.B251]" office:value-type="string" office:string-value="CLG" calcext:value-type="string">
            <text:p>CLG</text:p>
          </table:table-cell>
          <table:table-cell office:value-type="string" calcext:value-type="string">
            <text:p>CLSGT</text:p>
          </table:table-cell>
          <table:table-cell/>
        </table:table-row>
        <table:table-row table:style-name="ro1">
          <table:table-cell table:formula="of:=[$Arkusz1.B252]" office:value-type="string" office:string-value="CLSGT" calcext:value-type="string">
            <text:p>CLSGT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table:formula="of:=[$Arkusz1.B253]" office:value-type="string" office:string-value="CLGW" calcext:value-type="string">
            <text:p>CLGW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table:formula="of:=[$Arkusz1.B254]" office:value-type="string" office:string-value="CLG" calcext:value-type="string">
            <text:p>CLG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255]" office:value-type="string" office:string-value="CLB" calcext:value-type="string">
            <text:p>CLB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table:formula="of:=[$Arkusz1.B256]" office:value-type="string" office:string-value="CLSG" calcext:value-type="string">
            <text:p>CLSG</text:p>
          </table:table-cell>
          <table:table-cell office:value-type="string" calcext:value-type="string">
            <text:p>CLGT</text:p>
          </table:table-cell>
          <table:table-cell/>
        </table:table-row>
        <table:table-row table:style-name="ro1">
          <table:table-cell table:formula="of:=[$Arkusz1.B257]" office:value-type="string" office:string-value="CLGT" calcext:value-type="string">
            <text:p>CLGT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258]" office:value-type="string" office:string-value="CL" calcext:value-type="string">
            <text:p>C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table:formula="of:=[$Arkusz1.B259]" office:value-type="string" office:string-value="CRL" calcext:value-type="string">
            <text:p>CRL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60]" office:value-type="string" office:string-value="CLS" calcext:value-type="string">
            <text:p>CL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table:formula="of:=[$Arkusz1.B261]" office:value-type="string" office:string-value="CLST" calcext:value-type="string">
            <text:p>CLST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table:formula="of:=[$Arkusz1.B262]" office:value-type="string" office:string-value="CLSG" calcext:value-type="string">
            <text:p>CLSG</text:p>
          </table:table-cell>
          <table:table-cell office:value-type="string" calcext:value-type="string">
            <text:p>CLSGT</text:p>
          </table:table-cell>
          <table:table-cell/>
        </table:table-row>
        <table:table-row table:style-name="ro1">
          <table:table-cell table:formula="of:=[$Arkusz1.B263]" office:value-type="string" office:string-value="CLSGT" calcext:value-type="string">
            <text:p>CLSG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table:formula="of:=[$Arkusz1.B264]" office:value-type="string" office:string-value="CLT" calcext:value-type="string">
            <text:p>CL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table:formula="of:=[$Arkusz1.B265]" office:value-type="string" office:string-value="CLT" calcext:value-type="string">
            <text:p>CLT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table:formula="of:=[$Arkusz1.B266]" office:value-type="string" office:string-value="CRLT" calcext:value-type="string">
            <text:p>CRL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table:formula="of:=[$Arkusz1.B267]" office:value-type="string" office:string-value="CLST" calcext:value-type="string">
            <text:p>CLST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268]" office:value-type="string" office:string-value="CLW" calcext:value-type="string">
            <text:p>CLW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269]" office:value-type="string" office:string-value="CLS" calcext:value-type="string">
            <text:p>CLS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table:formula="of:=[$Arkusz1.B270]" office:value-type="string" office:string-value="CLSG" calcext:value-type="string">
            <text:p>CLSG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table:formula="of:=[$Arkusz1.B271]" office:value-type="string" office:string-value="CLO" calcext:value-type="string">
            <text:p>CLO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272]" office:value-type="string" office:string-value="CLW" calcext:value-type="string">
            <text:p>CLW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table:formula="of:=[$Arkusz1.B273]" office:value-type="string" office:string-value="CLBW" calcext:value-type="string">
            <text:p>CLB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274]" office:value-type="string" office:string-value="CLW" calcext:value-type="string">
            <text:p>CL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table:formula="of:=[$Arkusz1.B275]" office:value-type="string" office:string-value="CLGW" calcext:value-type="string">
            <text:p>CLGW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table:formula="of:=[$Arkusz1.B276]" office:value-type="string" office:string-value="CLTO" calcext:value-type="string">
            <text:p>CLTO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table:formula="of:=[$Arkusz1.B277]" office:value-type="string" office:string-value="CLTW" calcext:value-type="string">
            <text:p>CLTW</text:p>
          </table:table-cell>
          <table:table-cell office:value-type="string" calcext:value-type="string">
            <text:p>CLSTO</text:p>
          </table:table-cell>
          <table:table-cell/>
        </table:table-row>
        <table:table-row table:style-name="ro1">
          <table:table-cell table:formula="of:=[$Arkusz1.B278]" office:value-type="string" office:string-value="CLSTO" calcext:value-type="string">
            <text:p>CLSTO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table:formula="of:=[$Arkusz1.B279]" office:value-type="string" office:string-value="CLSTW" calcext:value-type="string">
            <text:p>CLSTW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table:formula="of:=[$Arkusz1.B280]" office:value-type="string" office:string-value="CLSW" calcext:value-type="string">
            <text:p>CLSW</text:p>
          </table:table-cell>
          <table:table-cell office:value-type="string" calcext:value-type="string">
            <text:p>CLSTW</text:p>
          </table:table-cell>
          <table:table-cell/>
        </table:table-row>
        <table:table-row table:style-name="ro1">
          <table:table-cell table:formula="of:=[$Arkusz1.B281]" office:value-type="string" office:string-value="CLSTW" calcext:value-type="string">
            <text:p>CLSTW</text:p>
          </table:table-cell>
          <table:table-cell office:value-type="string" calcext:value-type="string">
            <text:p>CLSGW</text:p>
          </table:table-cell>
          <table:table-cell/>
        </table:table-row>
        <table:table-row table:style-name="ro1">
          <table:table-cell table:formula="of:=[$Arkusz1.B282]" office:value-type="string" office:string-value="CLSGW" calcext:value-type="string">
            <text:p>CLSGW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[$Arkusz1.B283]" office:value-type="string" office:string-value="B" calcext:value-type="string">
            <text:p>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table:formula="of:=[$Arkusz1.B284]" office:value-type="string" office:string-value="CB" calcext:value-type="string">
            <text:p>CB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table:formula="of:=[$Arkusz1.B285]" office:value-type="string" office:string-value="BGW" calcext:value-type="string">
            <text:p>BGW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table:formula="of:=[$Arkusz1.B286]" office:value-type="string" office:string-value="BTO" calcext:value-type="string">
            <text:p>BTO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table:formula="of:=[$Arkusz1.B287]" office:value-type="string" office:string-value="BTW" calcext:value-type="string">
            <text:p>BT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$Arkusz1.B288]" office:value-type="string" office:string-value="W" calcext:value-type="string">
            <text:p>W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table:formula="of:=[$Arkusz1.B289]" office:value-type="string" office:string-value="LB" calcext:value-type="string">
            <text:p>LB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table:formula="of:=[$Arkusz1.B290]" office:value-type="string" office:string-value="BW" calcext:value-type="string">
            <text:p>BW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table:formula="of:=[$Arkusz1.B291]" office:value-type="string" office:string-value="CLB" calcext:value-type="string">
            <text:p>CLB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table:formula="of:=[$Arkusz1.B292]" office:value-type="string" office:string-value="CLO" calcext:value-type="string">
            <text:p>CLO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table:formula="of:=[$Arkusz1.B293]" office:value-type="string" office:string-value="CLBW" calcext:value-type="string">
            <text:p>CLBW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[$Arkusz1.B294]" office:value-type="string" office:string-value="B" calcext:value-type="string">
            <text:p>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table:formula="of:=[$Arkusz1.B295]" office:value-type="string" office:string-value="RB" calcext:value-type="string">
            <text:p>R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formula="of:=[$Arkusz1.B296]" office:value-type="string" office:string-value="BSG" calcext:value-type="string">
            <text:p>BSG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297]" office:value-type="string" office:string-value="BS" calcext:value-type="string">
            <text:p>BS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formula="of:=[$Arkusz1.B298]" office:value-type="string" office:string-value="LBS" calcext:value-type="string">
            <text:p>LBS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table:formula="of:=[$Arkusz1.B299]" office:value-type="string" office:string-value="BSTW" calcext:value-type="string">
            <text:p>BSTW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formula="of:=[$Arkusz1.B300]" office:value-type="string" office:string-value="BSG" calcext:value-type="string">
            <text:p>BSG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table:formula="of:=[$Arkusz1.B301]" office:value-type="string" office:string-value="BT" calcext:value-type="string">
            <text:p>BT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table:formula="of:=[$Arkusz1.B302]" office:value-type="string" office:string-value="RBT" calcext:value-type="string">
            <text:p>RBT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formula="of:=[$Arkusz1.B303]" office:value-type="string" office:string-value="R" calcext:value-type="string">
            <text:p>R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table:formula="of:=[$Arkusz1.B304]" office:value-type="string" office:string-value="RB" calcext:value-type="string">
            <text:p>RB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table:formula="of:=[$Arkusz1.B305]" office:value-type="string" office:string-value="CR" calcext:value-type="string">
            <text:p>CR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table:formula="of:=[$Arkusz1.B306]" office:value-type="string" office:string-value="CRB" calcext:value-type="string">
            <text:p>CRB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table:formula="of:=[$Arkusz1.B307]" office:value-type="string" office:string-value="RGW" calcext:value-type="string">
            <text:p>RGW</text:p>
          </table:table-cell>
          <table:table-cell office:value-type="string" calcext:value-type="string">
            <text:p>CRSGW</text:p>
          </table:table-cell>
          <table:table-cell/>
        </table:table-row>
        <table:table-row table:style-name="ro1">
          <table:table-cell table:formula="of:=[$Arkusz1.B308]" office:value-type="string" office:string-value="CRSGW" calcext:value-type="string">
            <text:p>CRSGW</text:p>
          </table:table-cell>
          <table:table-cell office:value-type="string" calcext:value-type="string">
            <text:p>RTO</text:p>
          </table:table-cell>
          <table:table-cell/>
        </table:table-row>
        <table:table-row table:style-name="ro1">
          <table:table-cell table:formula="of:=[$Arkusz1.B309]" office:value-type="string" office:string-value="RTO" calcext:value-type="string">
            <text:p>RTO</text:p>
          </table:table-cell>
          <table:table-cell office:value-type="string" calcext:value-type="string">
            <text:p>RTW</text:p>
          </table:table-cell>
          <table:table-cell/>
        </table:table-row>
        <table:table-row table:style-name="ro1">
          <table:table-cell table:formula="of:=[$Arkusz1.B310]" office:value-type="string" office:string-value="RTW" calcext:value-type="string">
            <text:p>RTW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table:formula="of:=[$Arkusz1.B311]" office:value-type="string" office:string-value="RT" calcext:value-type="string">
            <text:p>RT</text:p>
          </table:table-cell>
          <table:table-cell office:value-type="string" calcext:value-type="string">
            <text:p>RTW</text:p>
          </table:table-cell>
          <table:table-cell/>
        </table:table-row>
        <table:table-row table:style-name="ro1">
          <table:table-cell table:formula="of:=[$Arkusz1.B312]" office:value-type="string" office:string-value="RTW" calcext:value-type="string">
            <text:p>RTW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table:formula="of:=[$Arkusz1.B313]" office:value-type="string" office:string-value="RST" calcext:value-type="string">
            <text:p>RST</text:p>
          </table:table-cell>
          <table:table-cell office:value-type="string" calcext:value-type="string">
            <text:p>CRO</text:p>
          </table:table-cell>
          <table:table-cell/>
        </table:table-row>
        <table:table-row table:style-name="ro1">
          <table:table-cell table:formula="of:=[$Arkusz1.B314]" office:value-type="string" office:string-value="CRO" calcext:value-type="string">
            <text:p>CRO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table:formula="of:=[$Arkusz1.B315]" office:value-type="string" office:string-value="CRW" calcext:value-type="string">
            <text:p>C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table:formula="of:=[$Arkusz1.B316]" office:value-type="string" office:string-value="RW" calcext:value-type="string">
            <text:p>RW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formula="of:=[$Arkusz1.B317]" office:value-type="string" office:string-value="RG" calcext:value-type="string">
            <text:p>RG</text:p>
          </table:table-cell>
          <table:table-cell office:value-type="string" calcext:value-type="string">
            <text:p>RLBG</text:p>
          </table:table-cell>
          <table:table-cell/>
        </table:table-row>
        <table:table-row table:style-name="ro1">
          <table:table-cell table:formula="of:=[$Arkusz1.B318]" office:value-type="string" office:string-value="RLBG" calcext:value-type="string">
            <text:p>RLB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formula="of:=[$Arkusz1.B319]" office:value-type="string" office:string-value="RG" calcext:value-type="string">
            <text:p>RG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table:formula="of:=[$Arkusz1.B320]" office:value-type="string" office:string-value="RL" calcext:value-type="string">
            <text:p>RL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table:formula="of:=[$Arkusz1.B321]" office:value-type="string" office:string-value="RLS" calcext:value-type="string">
            <text:p>RLS</text:p>
          </table:table-cell>
          <table:table-cell office:value-type="string" calcext:value-type="string">
            <text:p>RLB</text:p>
          </table:table-cell>
          <table:table-cell/>
        </table:table-row>
        <table:table-row table:style-name="ro1">
          <table:table-cell table:formula="of:=[$Arkusz1.B322]" office:value-type="string" office:string-value="RLB" calcext:value-type="string">
            <text:p>RLB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table:formula="of:=[$Arkusz1.B323]" office:value-type="string" office:string-value="CRS" calcext:value-type="string">
            <text:p>CRS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table:formula="of:=[$Arkusz1.B324]" office:value-type="string" office:string-value="CRL" calcext:value-type="string">
            <text:p>CRL</text:p>
          </table:table-cell>
          <table:table-cell table:number-columns-repeated="2"/>
        </table:table-row>
        <table:table-row table:style-name="ro1">
          <table:table-cell table:formula="of:=[$Arkusz1.B325]" office:value-type="string" office:string-value="CLRO" calcext:value-type="string">
            <text:p>CLRO</text:p>
          </table:table-cell>
          <table:table-cell office:value-type="string" calcext:value-type="string">
            <text:p>CLRO</text:p>
          </table:table-cell>
          <table:table-cell/>
        </table:table-row>
        <table:table-row table:style-name="ro1">
          <table:table-cell table:formula="of:=[$Arkusz1.B326]" office:value-type="string" office:string-value="CLRO" calcext:value-type="string">
            <text:p>CLRO</text:p>
          </table:table-cell>
          <table:table-cell office:value-type="string" calcext:value-type="string">
            <text:p>CLRW</text:p>
          </table:table-cell>
          <table:table-cell/>
        </table:table-row>
        <table:table-row table:style-name="ro1">
          <table:table-cell table:formula="of:=[$Arkusz1.B327]" office:value-type="string" office:string-value="CLRW" calcext:value-type="string">
            <text:p>CLRW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table:formula="of:=[$Arkusz1.B328]" office:value-type="string" office:string-value="RB" calcext:value-type="string">
            <text:p>RB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table:formula="of:=[$Arkusz1.B329]" office:value-type="string" office:string-value="RBS" calcext:value-type="string">
            <text:p>RBS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table:formula="of:=[$Arkusz1.B330]" office:value-type="string" office:string-value="RBT" calcext:value-type="string">
            <text:p>RBT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formula="of:=[$Arkusz1.B331]" office:value-type="string" office:string-value="R" calcext:value-type="string">
            <text:p>R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table:formula="of:=[$Arkusz1.B332]" office:value-type="string" office:string-value="RS" calcext:value-type="string">
            <text:p>R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table:formula="of:=[$Arkusz1.B333]" office:value-type="string" office:string-value="RLS" calcext:value-type="string">
            <text:p>RLS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table:formula="of:=[$Arkusz1.B334]" office:value-type="string" office:string-value="RST" calcext:value-type="string">
            <text:p>RST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table:formula="of:=[$Arkusz1.B335]" office:value-type="string" office:string-value="RSTW" calcext:value-type="string">
            <text:p>RSTW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table:formula="of:=[$Arkusz1.B336]" office:value-type="string" office:string-value="RSG" calcext:value-type="string">
            <text:p>RSG</text:p>
          </table:table-cell>
          <table:table-cell office:value-type="string" calcext:value-type="string">
            <text:p>RSGW</text:p>
          </table:table-cell>
          <table:table-cell/>
        </table:table-row>
        <table:table-row table:style-name="ro1">
          <table:table-cell table:formula="of:=[$Arkusz1.B337]" office:value-type="string" office:string-value="RSGW" calcext:value-type="string">
            <text:p>RSGW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table:formula="of:=[$Arkusz1.B338]" office:value-type="string" office:string-value="RSGT" calcext:value-type="string">
            <text:p>RSGT</text:p>
          </table:table-cell>
          <table:table-cell office:value-type="string" calcext:value-type="string">
            <text:p>RSTO</text:p>
          </table:table-cell>
          <table:table-cell/>
        </table:table-row>
        <table:table-row table:style-name="ro1">
          <table:table-cell table:formula="of:=[$Arkusz1.B339]" office:value-type="string" office:string-value="RSTO" calcext:value-type="string">
            <text:p>RSTO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table:formula="of:=[$Arkusz1.B340]" office:value-type="string" office:string-value="RSTW" calcext:value-type="string">
            <text:p>RSTW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table:formula="of:=[$Arkusz1.B341]" office:value-type="string" office:string-value="RT" calcext:value-type="string">
            <text:p>RT</text:p>
          </table:table-cell>
          <table:table-cell table:number-columns-repeated="2"/>
        </table:table-row>
        <table:table-row table:style-name="ro1">
          <table:table-cell table:formula="of:=[$Arkusz1.B342]" office:value-type="string" office:string-value="RW" calcext:value-type="string">
            <text:p>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table:formula="of:=[$Arkusz1.B343]" office:value-type="string" office:string-value="RW" calcext:value-type="string">
            <text:p>RW</text:p>
          </table:table-cell>
          <table:table-cell office:value-type="string" calcext:value-type="string">
            <text:p>RSO</text:p>
          </table:table-cell>
          <table:table-cell/>
        </table:table-row>
        <table:table-row table:style-name="ro1">
          <table:table-cell table:formula="of:=[$Arkusz1.B344]" office:value-type="string" office:string-value="RSO" calcext:value-type="string">
            <text:p>RSO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table:formula="of:=[$Arkusz1.B345]" office:value-type="string" office:string-value="RSW" calcext:value-type="string">
            <text:p>RSW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table:formula="of:=[$Arkusz1.B346]" office:value-type="string" office:string-value="RSW" calcext:value-type="string">
            <text:p>RSW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table:formula="of:=[$Arkusz1.B347]" office:value-type="string" office:string-value="RSG" calcext:value-type="string">
            <text:p>RSG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$Arkusz1.B348]" office:value-type="string" office:string-value="S" calcext:value-type="string">
            <text:p>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349]" office:value-type="string" office:string-value="BS" calcext:value-type="string">
            <text:p>BS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formula="of:=[$Arkusz1.B350]" office:value-type="string" office:string-value="CS" calcext:value-type="string">
            <text:p>CS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formula="of:=[$Arkusz1.B351]" office:value-type="string" office:string-value="CBS" calcext:value-type="string">
            <text:p>CBS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table:formula="of:=[$Arkusz1.B352]" office:value-type="string" office:string-value="CLBS" calcext:value-type="string">
            <text:p>CLBS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table:formula="of:=[$Arkusz1.B353]" office:value-type="string" office:string-value="SW" calcext:value-type="string">
            <text:p>SW</text:p>
          </table:table-cell>
          <table:table-cell table:number-columns-repeated="2"/>
        </table:table-row>
        <table:table-row table:style-name="ro1">
          <table:table-cell table:formula="of:=[$Arkusz1.B354]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355]" office:value-type="string" office:string-value="LS" calcext:value-type="string">
            <text:p>L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table:formula="of:=[$Arkusz1.B356]" office:value-type="string" office:string-value="RLS" calcext:value-type="string">
            <text:p>RL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table:formula="of:=[$Arkusz1.B357]" office:value-type="string" office:string-value="RLS" calcext:value-type="string">
            <text:p>RLS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358]" office:value-type="string" office:string-value="LSG" calcext:value-type="string">
            <text:p>LSG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359]" office:value-type="string" office:string-value="LSW" calcext:value-type="string">
            <text:p>LSW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formula="of:=[$Arkusz1.B360]" office:value-type="string" office:string-value="LBS" calcext:value-type="string">
            <text:p>LBS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table:formula="of:=[$Arkusz1.B361]" office:value-type="string" office:string-value="CSW" calcext:value-type="string">
            <text:p>CSW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362]" office:value-type="string" office:string-value="CLS" calcext:value-type="string">
            <text:p>CL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363]" office:value-type="string" office:string-value="BS" calcext:value-type="string">
            <text:p>B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$Arkusz1.B364]" office:value-type="string" office:string-value="S" calcext:value-type="string">
            <text:p>S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table:formula="of:=[$Arkusz1.B365]" office:value-type="string" office:string-value="ST" calcext:value-type="string">
            <text:p>ST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table:formula="of:=[$Arkusz1.B366]" office:value-type="string" office:string-value="LBST" calcext:value-type="string">
            <text:p>LBS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table:formula="of:=[$Arkusz1.B367]" office:value-type="string" office:string-value="CST" calcext:value-type="string">
            <text:p>CS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table:formula="of:=[$Arkusz1.B368]" office:value-type="string" office:string-value="RST" calcext:value-type="string">
            <text:p>RS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369]" office:value-type="string" office:string-value="SGT" calcext:value-type="string">
            <text:p>SGT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370]" office:value-type="string" office:string-value="STW" calcext:value-type="string">
            <text:p>STW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table:formula="of:=[$Arkusz1.B371]" office:value-type="string" office:string-value="SG" calcext:value-type="string">
            <text:p>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372]" office:value-type="string" office:string-value="LSG" calcext:value-type="string">
            <text:p>LSG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373]" office:value-type="string" office:string-value="SGT" calcext:value-type="string">
            <text:p>SGT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table:formula="of:=[$Arkusz1.B374]" office:value-type="string" office:string-value="RSGT" calcext:value-type="string">
            <text:p>RSGT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table:formula="of:=[$Arkusz1.B375]" office:value-type="string" office:string-value="SGW" calcext:value-type="string">
            <text:p>SGW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table:formula="of:=[$Arkusz1.B376]" office:value-type="string" office:string-value="SGW" calcext:value-type="string">
            <text:p>SGW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table:formula="of:=[$Arkusz1.B377]" office:value-type="string" office:string-value="LSGW" calcext:value-type="string">
            <text:p>LSGW</text:p>
          </table:table-cell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table:formula="of:=[$Arkusz1.B378]" office:value-type="string" office:string-value="SO" calcext:value-type="string">
            <text:p>SO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table:formula="of:=[$Arkusz1.B379]" office:value-type="string" office:string-value="SW" calcext:value-type="string">
            <text:p>S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table:formula="of:=[$Arkusz1.B380]" office:value-type="string" office:string-value="BSW" calcext:value-type="string">
            <text:p>BSW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table:formula="of:=[$Arkusz1.B381]" office:value-type="string" office:string-value="STO" calcext:value-type="string">
            <text:p>STO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382]" office:value-type="string" office:string-value="STW" calcext:value-type="string">
            <text:p>ST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383]" office:value-type="string" office:string-value="LSW" calcext:value-type="string">
            <text:p>LSW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table:formula="of:=[$Arkusz1.B384]" office:value-type="string" office:string-value="CSW" calcext:value-type="string">
            <text:p>CSW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table:formula="of:=[$Arkusz1.B385]" office:value-type="string" office:string-value="CLSO" calcext:value-type="string">
            <text:p>CLSO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table:formula="of:=[$Arkusz1.B386]" office:value-type="string" office:string-value="CLSW" calcext:value-type="string">
            <text:p>CLSW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[$Arkusz1.B387]" office:value-type="string" office:string-value="T" calcext:value-type="string">
            <text:p>T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table:formula="of:=[$Arkusz1.B388]" office:value-type="string" office:string-value="GW" calcext:value-type="string">
            <text:p>GW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[$Arkusz1.B389]" office:value-type="string" office:string-value="T" calcext:value-type="string">
            <text:p>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table:formula="of:=[$Arkusz1.B390]" office:value-type="string" office:string-value="LT" calcext:value-type="string">
            <text:p>LT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391]" office:value-type="string" office:string-value="TW" calcext:value-type="string">
            <text:p>TW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table:formula="of:=[$Arkusz1.B392]" office:value-type="string" office:string-value="CST" calcext:value-type="string">
            <text:p>CS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table:formula="of:=[$Arkusz1.B393]" office:value-type="string" office:string-value="CLT" calcext:value-type="string">
            <text:p>CL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table:formula="of:=[$Arkusz1.B394]" office:value-type="string" office:string-value="BT" calcext:value-type="string">
            <text:p>BT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table:formula="of:=[$Arkusz1.B395]" office:value-type="string" office:string-value="RT" calcext:value-type="string">
            <text:p>R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396]" office:value-type="string" office:string-value="SGT" calcext:value-type="string">
            <text:p>SG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397]" office:value-type="string" office:string-value="C" calcext:value-type="string">
            <text:p>C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[$Arkusz1.B398]" office:value-type="string" office:string-value="T" calcext:value-type="string">
            <text:p>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399]" office:value-type="string" office:string-value="C" calcext:value-type="string">
            <text:p>C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400]" office:value-type="string" office:string-value="TW" calcext:value-type="string">
            <text:p>T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$Arkusz1.B401]" office:value-type="string" office:string-value="W" calcext:value-type="string">
            <text:p>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table:formula="of:=[$Arkusz1.B402]" office:value-type="string" office:string-value="CW" calcext:value-type="string">
            <text:p>CW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table:formula="of:=[$Arkusz1.B403]" office:value-type="string" office:string-value="TO" calcext:value-type="string">
            <text:p>TO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404]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table:formula="of:=[$Arkusz1.B405]" office:value-type="string" office:string-value="TW" calcext:value-type="string">
            <text:p>TW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table:formula="of:=[$Arkusz1.B406]" office:value-type="string" office:string-value="STO" calcext:value-type="string">
            <text:p>STO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407]" office:value-type="string" office:string-value="STW" calcext:value-type="string">
            <text:p>STW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[$Arkusz1.B408]" office:value-type="string" office:string-value="G" calcext:value-type="string">
            <text:p>G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$Arkusz1.B409]" office:value-type="string" office:string-value="L" calcext:value-type="string">
            <text:p>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formula="of:=[$Arkusz1.B410]" office:value-type="string" office:string-value="CL" calcext:value-type="string">
            <text:p>CL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table:formula="of:=[$Arkusz1.B411]" office:value-type="string" office:string-value="CLO" calcext:value-type="string">
            <text:p>CLO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table:formula="of:=[$Arkusz1.B412]" office:value-type="string" office:string-value="CLW" calcext:value-type="string">
            <text:p>CL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table:formula="of:=[$Arkusz1.B413]" office:value-type="string" office:string-value="RW" calcext:value-type="string">
            <text:p>RW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$Arkusz1.B414]" office:value-type="string" office:string-value="S" calcext:value-type="string">
            <text:p>S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415]" office:value-type="string" office:string-value="LSW" calcext:value-type="string">
            <text:p>LS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table:formula="of:=[$Arkusz1.B416]" office:value-type="string" office:string-value="LSTW" calcext:value-type="string">
            <text:p>LSTW</text:p>
          </table:table-cell>
          <table:table-cell table:number-columns-repeated="2"/>
        </table:table-row>
        <table:table-row table:style-name="ro1">
          <table:table-cell table:formula="of:=[$Arkusz1.B417]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$Arkusz1.B418]" office:value-type="string" office:string-value="S" calcext:value-type="string">
            <text:p>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table:formula="of:=[$Arkusz1.B419]" office:value-type="string" office:string-value="BS" calcext:value-type="string">
            <text:p>BS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table:formula="of:=[$Arkusz1.B420]" office:value-type="string" office:string-value="ST" calcext:value-type="string">
            <text:p>S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table:formula="of:=[$Arkusz1.B421]" office:value-type="string" office:string-value="RST" calcext:value-type="string">
            <text:p>RS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422]" office:value-type="string" office:string-value="SGT" calcext:value-type="string">
            <text:p>SGT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formula="of:=[$Arkusz1.B423]" office:value-type="string" office:string-value="CS" calcext:value-type="string">
            <text:p>C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table:formula="of:=[$Arkusz1.B424]" office:value-type="string" office:string-value="LS" calcext:value-type="string">
            <text:p>LS</text:p>
          </table:table-cell>
          <table:table-cell office:value-type="string" calcext:value-type="string">
            <text:p>LSGT</text:p>
          </table:table-cell>
          <table:table-cell/>
        </table:table-row>
        <table:table-row table:style-name="ro1">
          <table:table-cell table:formula="of:=[$Arkusz1.B425]" office:value-type="string" office:string-value="LSGT" calcext:value-type="string">
            <text:p>LSGT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table:formula="of:=[$Arkusz1.B426]" office:value-type="string" office:string-value="LBS" calcext:value-type="string">
            <text:p>LBS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table:formula="of:=[$Arkusz1.B427]" office:value-type="string" office:string-value="CSW" calcext:value-type="string">
            <text:p>CSW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table:formula="of:=[$Arkusz1.B428]" office:value-type="string" office:string-value="CLS" calcext:value-type="string">
            <text:p>CLS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table:formula="of:=[$Arkusz1.B429]" office:value-type="string" office:string-value="SW" calcext:value-type="string">
            <text:p>SW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$Arkusz1.B430]" office:value-type="string" office:string-value="C" calcext:value-type="string">
            <text:p>C</text:p>
          </table:table-cell>
          <table:table-cell table:number-columns-repeated="2"/>
        </table:table-row>
        <table:table-row table:style-name="ro1">
          <table:table-cell table:formula="of:=[$Arkusz1.B431]" office:value-type="string" office:string-value="BSW" calcext:value-type="string">
            <text:p>BS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table:formula="of:=[$Arkusz1.B432]" office:value-type="string" office:string-value="BSW" calcext:value-type="string">
            <text:p>BSW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table:formula="of:=[$Arkusz1.B433]" office:value-type="string" office:string-value="STO" calcext:value-type="string">
            <text:p>STO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434]" office:value-type="string" office:string-value="STW" calcext:value-type="string">
            <text:p>STW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table:formula="of:=[$Arkusz1.B435]" office:value-type="string" office:string-value="STO" calcext:value-type="string">
            <text:p>STO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table:formula="of:=[$Arkusz1.B436]" office:value-type="string" office:string-value="STW" calcext:value-type="string">
            <text:p>ST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table:formula="of:=[$Arkusz1.B437]" office:value-type="string" office:string-value="LSW" calcext:value-type="string">
            <text:p>LSW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table:formula="of:=[$Arkusz1.B438]" office:value-type="string" office:string-value="CLSO" calcext:value-type="string">
            <text:p>CLSO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table:formula="of:=[$Arkusz1.B439]" office:value-type="string" office:string-value="CLTW" calcext:value-type="string">
            <text:p>CLTW</text:p>
          </table:table-cell>
          <table:table-cell table:number-columns-repeated="2"/>
        </table:table-row>
        <table:table-row table:style-name="ro1">
          <table:table-cell table:formula="of:=[$Arkusz1.B440]" office:value-type="string" office:string-value="SG" calcext:value-type="string">
            <text:p>SG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table:formula="of:=[$Arkusz1.B441]" office:value-type="string" office:string-value="SG" calcext:value-type="string">
            <text:p>SG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table:formula="of:=[$Arkusz1.B442]" office:value-type="string" office:string-value="BSG" calcext:value-type="string">
            <text:p>BSG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table:formula="of:=[$Arkusz1.B443]" office:value-type="string" office:string-value="SGT" calcext:value-type="string">
            <text:p>SGT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table:formula="of:=[$Arkusz1.B444]" office:value-type="string" office:string-value="SGW" calcext:value-type="string">
            <text:p>SGW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table:formula="of:=[$Arkusz1.B445]" office:value-type="string" office:string-value="CSG" calcext:value-type="string">
            <text:p>CSG</text:p>
          </table:table-cell>
          <table:table-cell table:number-columns-repeated="2"/>
        </table:table-row>
        <table:table-row table:style-name="ro1">
          <table:table-cell table:formula="of:=[$Arkusz1.B446]" office:value-type="string" office:string-value="CLSGO" calcext:value-type="string">
            <text:p>CLSGO</text:p>
          </table:table-cell>
          <table:table-cell office:value-type="string" calcext:value-type="string">
            <text:p>CLSGO</text:p>
          </table:table-cell>
          <table:table-cell/>
        </table:table-row>
        <table:table-row table:style-name="ro1">
          <table:table-cell table:formula="of:=[$Arkusz1.B447]" office:value-type="string" office:string-value="CLSGO" calcext:value-type="string">
            <text:p>CLSGO</text:p>
          </table:table-cell>
          <table:table-cell office:value-type="string" calcext:value-type="string">
            <text:p>CLSGW</text:p>
          </table:table-cell>
          <table:table-cell/>
        </table:table-row>
        <table:table-row table:style-name="ro1">
          <table:table-cell table:formula="of:=[$Arkusz1.B448]" office:value-type="string" office:string-value="CLSGW" calcext:value-type="string">
            <text:p>CLSGW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table:formula="of:=[$Arkusz1.B449]" office:value-type="string" office:string-value="SG" calcext:value-type="string">
            <text:p>SG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table:formula="of:=[$Arkusz1.B450]" office:value-type="string" office:string-value="SGW" calcext:value-type="string">
            <text:p>SGW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table:formula="of:=[$Arkusz1.B451]" office:value-type="string" office:string-value="SG" calcext:value-type="string">
            <text:p>SG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table:formula="of:=[$Arkusz1.B452]" office:value-type="string" office:string-value="LSG" calcext:value-type="string">
            <text:p>LSG</text:p>
          </table:table-cell>
          <table:table-cell office:value-type="string" calcext:value-type="string">
            <text:p>RSW</text:p>
          </table:table-cell>
          <table:table-cell/>
        </table:table-row>
        <table:table-row table:style-name="ro1">
          <table:table-cell table:formula="of:=[$Arkusz1.B453]" office:value-type="string" office:string-value="RSW" calcext:value-type="string">
            <text:p>RSW</text:p>
          </table:table-cell>
          <table:table-cell office:value-type="string" calcext:value-type="string">
            <text:p>CSG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B1:Arkusz1.C453" table:display-filter-buttons="true" table:orientation="column"/>
        <table:database-range table:name="__Anonymous_Sheet_DB__1" table:target-range-address="Arkusz2.B1:Arkusz2.B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10:22:58.8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37:49.586000000</meta:creation-date>
    <dc:date>2021-11-10T10:49:26.414000000</dc:date>
    <meta:editing-duration>P12DT5H54M10S</meta:editing-duration>
    <meta:editing-cycles>27</meta:editing-cycles>
    <meta:generator>LibreOffice/7.0.3.1$Windows_X86_64 LibreOffice_project/d7547858d014d4cf69878db179d326fc3483e082</meta:generator>
    <meta:document-statistic meta:table-count="2" meta:cell-count="1851" meta:object-count="0"/>
  </office:meta>
</office:document-meta>
</file>